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fo:font-style="normal" fo:font-weight="bold" style:font-style-asian="normal" style:font-weight-asian="bold" style:font-style-complex="normal" style:font-weight-complex="bold"/>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is2</text:p>
      <text:p text:style-name="P8">Improvements</text:p>
      <text:list xml:id="list663398188" text:style-name="L1">
        <text:list-item>
          <text:p text:style-name="P4"><text:span text:style-name="T1">Personalized Dashboard:</text:span> Implement a feature that allows users to customize their dashboard based on their preferences. Users could select which weather information to display prominently, such as temperature, precipitation, or UV index. This would create a more personalized experience and provide users with the data that matters most to them.</text:p>
        </text:list-item>
        <text:list-item>
          <text:p text:style-name="P4"><text:span text:style-name="T1">Simplified Navigation:</text:span> While the app seems to provide a comprehensive range of weather information, the navigation could be simplified. Consider organizing the menu options in a more intuitive manner, making it easier for users to access different sections of the app without feeling overwhelmed.</text:p>
        </text:list-item>
        <text:list-item>
          <text:p text:style-name="P4"><text:span text:style-name="T1">Visual Consistency:</text:span> The app’s design elements, such as icons, fonts, and color schemes, could be made more consistent across different sections. This would create a cohesive and visually appealing experience for users as they navigate through the app.</text:p>
        </text:list-item>
        <text:list-item>
          <text:p text:style-name="P4"><text:span text:style-name="T1">Interactive Radar Maps:</text:span> Enhance the radar maps by adding interactive elements. Users should be able to zoom in, pan, and toggle between different layers (e.g., precipitation, temperature) for a more detailed view. Interactive maps would engage users and provide a better understanding of weather patterns.</text:p>
        </text:list-item>
        <text:list-item>
          <text:p text:style-name="P4"><text:span text:style-name="T1">Contextual Weather Insights:</text:span> Integrate a feature that provides users with context-based weather insights. For example, if there’s a sudden temperature drop, the app could explain the reason behind it (e.g., cold front approaching) in user-friendly language. This would empower users with a deeper understanding of weather phenomena.</text:p>
        </text:list-item>
        <text:list-item>
          <text:p text:style-name="P4"><text:span text:style-name="T1">Seamless Notifications:</text:span> Introduce customizable push notifications that alert users about weather changes that impact their plans. Whether it’s a rain forecast for a picnic day or a heatwave warning, timely notifications would add practical value to the app.</text:p>
        </text:list-item>
        <text:list-item>
          <text:p text:style-name="P4"><text:span text:style-name="T1">Accessibility Considerations:</text:span> Ensure the app is accessible to all users, including those with disabilities. Implement features such as voice commands, text-to-speech, and high contrast mode to make the app usable by a diverse audience.</text:p>
        </text:list-item>
        <text:list-item>
          <text:p text:style-name="P4"><text:span text:style-name="T1">Performance Optimization:</text:span> Focus on optimizing the app’s performance, especially when loading real-time data and radar maps. Users should experience smooth and swift interactions, regardless of their device or network conditions.</text:p>
        </text:list-item>
        <text:list-item>
          <text:p text:style-name="P4"><text:span text:style-name="T1">User Feedback Integration:</text:span> Create a mechanism for users to provide feedback on the accuracy of forecasts. This would help the app improve over time and establish trust among users.</text:p>
        </text:list-item>
        <text:list-item>
          <text:p text:style-name="P4"><text:span text:style-name="T1">Dark Mode Support:</text:span> Consider adding a dark mode option to the app. Dark mode not only enhances the visual appeal but also reduces eye strain, particularly during nighttime <text:soft-page-break/>use.</text:p>
        </text:list-item>
      </text:list>
      <text:p text:style-name="P2">A good designer</text:p>
      <text:list xml:id="list3116248443" text:style-name="L2">
        <text:list-item>
          <text:p text:style-name="P5"><text:span text:style-name="T1">Creativity and Innovation:</text:span> Good designers are creative thinkers who can generate innovative and original solutions. They have the ability to think outside the box, challenge norms, and come up with fresh ideas that captivate and engage users.</text:p>
        </text:list-item>
        <text:list-item>
          <text:p text:style-name="P5"><text:span text:style-name="T1">Empathy and User-Centered Focus:</text:span> Understanding and empathizing with users is fundamental. A good designer listens to users, anticipates their needs, and designs with their experiences in mind. Empathy ensures that designs truly resonate with users and provide value.</text:p>
        </text:list-item>
        <text:list-item>
          <text:p text:style-name="P5"><text:span text:style-name="T1">Problem-Solving Skills:</text:span> Designers are problem solvers. They dissect complex challenges and break them down into manageable components. A good designer can analyze problems from different angles and formulate effective solutions that balance aesthetics and functionality.</text:p>
        </text:list-item>
        <text:list-item>
          <text:p text:style-name="P5"><text:span text:style-name="T1">Attention to Detail:</text:span> The devil is in the details. A good designer pays meticulous attention to every element of a design, from typography and color palettes to spacing and alignment. This attention to detail ensures a polished and consistent final product.</text:p>
        </text:list-item>
        <text:list-item>
          <text:p text:style-name="P5"><text:span text:style-name="T1">Openness to Feedback:</text:span> Designers thrive on collaboration and feedback. Being open to critique and willing to iterate based on feedback is crucial. Constructive criticism helps refine designs and leads to continuous improvement.</text:p>
        </text:list-item>
        <text:list-item>
          <text:p text:style-name="P5"><text:span text:style-name="T1">Adaptability and Learning Mindset:</text:span> The design field is dynamic, with technologies and trends evolving rapidly. A good designer embraces change and is eager to learn new tools and techniques. They adapt to industry shifts and proactively seek opportunities to upskill.</text:p>
        </text:list-item>
        <text:list-item>
          <text:p text:style-name="P5"><text:span text:style-name="T1">Communication Skills:</text:span> Effective communication is essential for designers to convey their ideas and rationale clearly to stakeholders, team members, and clients. Good designers can articulate their design decisions and advocate for their choices.</text:p>
        </text:list-item>
        <text:list-item>
          <text:p text:style-name="P5"><text:span text:style-name="T1">User Research and Data-Driven Approach:</text:span> Design decisions should be informed by user research and data insights. A good designer relies on data to validate choices and align designs with user preferences and behaviors.</text:p>
        </text:list-item>
        <text:list-item>
          <text:p text:style-name="P5"><text:span text:style-name="T1">Collaborative Spirit:</text:span> Designers often work in multidisciplinary teams, collaborating with developers, marketers, and product managers. A good designer fosters a collaborative environment, valuing input from different perspectives.</text:p>
        </text:list-item>
        <text:list-item>
          <text:p text:style-name="P5"><text:span text:style-name="T1">Continuous Improvement:</text:span> Striving for excellence is a hallmark of a good designer. They consistently seek ways to enhance their skills, broaden their knowledge, and push their creative boundaries.</text:p>
        </text:list-item>
        <text:list-item>
          <text:p text:style-name="P5"><text:span text:style-name="T1">Ethical Considerations:</text:span> A good designer takes ethical considerations seriously, understanding the impact of their designs on users’ lives and society as a whole. They prioritize user privacy, inclusivity, and social responsibility.</text:p>
        </text:list-item>
      </text:list>
      <text:p text:style-name="P2"><text:soft-page-break/>House design</text:p>
      <text:list xml:id="list2635330231" text:style-name="L3">
        <text:list-item>
          <text:p text:style-name="P6"><text:span text:style-name="T1">Initial Sketch with Pencil:</text:span> I began by sketching the front profile of the house using a pencil and paper. This initial step allowed me to get a rough idea of the layout, proportions, and basic elements of the design. I focused on capturing the main features of the house, such as the roof, windows, doors, and any unique architectural details.</text:p>
        </text:list-item>
        <text:list-item>
          <text:p text:style-name="P6"><text:span text:style-name="T1">Adding Watercolors:</text:span> Once I was satisfied with the pencil sketch, I introduced watercolors to add color and depth to the design. I applied watercolors to different parts of the sketch, carefully blending and layering the colors to create realistic shades and highlights. This step brought life to the design and helped me visualize how the final house might look.</text:p>
        </text:list-item>
        <text:list-item>
          <text:p text:style-name="P6"><text:span text:style-name="T1">Digital Enhancement with GIMP:</text:span> After completing the watercolor stage, I scanned the hand-drawn sketch and imported it into GIMP, a digital image manipulation software. In GIMP, I used various tools to enhance the design further. This included refining lines, adjusting colors, and adding subtle details that might have been challenging to achieve with traditional media alone.</text:p>
        </text:list-item>
        <text:list-item>
          <text:p text:style-name="P6"><text:span text:style-name="T1">Fine-Tuning and Details:</text:span> During the GIMP phase, I focused on fine-tuning the design. I paid attention to intricate details such as textures, shadows, and reflections to create a more polished and realistic representation of the house. This step allowed me to correct any imperfections and make the design more visually appealing.</text:p>
        </text:list-item>
        <text:list-item>
          <text:p text:style-name="P6"><text:span text:style-name="T1">Review and Iteration:</text:span> After completing the digital enhancements, I reviewed the design to ensure that it aligned with my original vision. If I identified any areas that needed improvement or adjustments, I made necessary changes, sometimes going back to previous stages to refine certain elements.</text:p>
        </text:list-item>
        <text:list-item>
          <text:p text:style-name="P6"><text:span text:style-name="T1">Finalization and Export:</text:span> Once satisfied with the design, I finalized the image in GIMP and made sure that it was ready for presentation. I considered factors such as image resolution, file format, and color accuracy. Finally, I exported the design as a digital file that could be easily shared or printed.</text:p>
        </text:list-item>
      </text:list>
      <text:p text:style-name="P3">Understanding the users is crucial</text:p>
      <text:list xml:id="list407290870" text:style-name="L4">
        <text:list-item>
          <text:p text:style-name="P7"><text:span text:style-name="T1">User-Centered Design:</text:span> The purpose of any app is to address a user’s problem or fulfill a need. By understanding the users, their pain points, and goals, designers can create an app that aligns perfectly with these objectives. This user-centered approach ensures that the app provides real value and addresses user needs effectively.</text:p>
        </text:list-item>
        <text:list-item>
          <text:p text:style-name="P7"><text:span text:style-name="T1">Tailored User Experience:</text:span> Every user is unique, and their preferences and behaviors vary. Understanding users allows designers to create a tailored user experience that accommodates different user segments. This can range from designing intuitive navigation for novices to providing advanced features for power users.</text:p>
        </text:list-item>
        <text:list-item>
          <text:p text:style-name="P7"><text:span text:style-name="T1">Informed Design Decisions:</text:span> Knowing your users informs every design decision, from color choices and typography to feature prioritization. Designers can make choices that resonate with users, resulting in a more engaging and intuitive app.</text:p>
        </text:list-item>
        <text:list-item>
          <text:p text:style-name="P7"><text:soft-page-break/><text:span text:style-name="T1">Reduced Iterations and Redesigns:</text:span> By starting with a solid understanding of users, designers can reduce the need for extensive iterations and redesigns down the line. Design choices are less likely to miss the mark, saving time and resources during the development process.</text:p>
        </text:list-item>
        <text:list-item>
          <text:p text:style-name="P7"><text:span text:style-name="T1">User Satisfaction and Retention:</text:span> An app that meets users’ needs and expectations is more likely to generate positive feedback, user satisfaction, and retention. Understanding users allows designers to create an emotionally resonant experience that keeps users coming back.</text:p>
        </text:list-item>
        <text:list-item>
          <text:p text:style-name="P7"><text:span text:style-name="T1">Innovation and Creativity:</text:span> Knowing your users doesn’t mean designing solely based on their explicit requests. It also involves understanding their unspoken needs and potential pain points. This insight can lead to innovative design solutions that users may not have thought of themselves.</text:p>
        </text:list-item>
        <text:list-item>
          <text:p text:style-name="P7"><text:span text:style-name="T1">Effective Communication:</text:span> Understanding users enables designers to communicate effectively with stakeholders, development teams, and other collaborators. Design decisions can be justified by referencing user insights and aligning with user-centric goal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dis2</dc:title>
    <dc:description/>
    <dc:subject/>
    <meta:keyword/>
    <meta:initial-creator/>
    <meta:creation-date>2023-08-16T02:25:21Z</meta:creation-date>
    <dc:date>2023-08-15T22:26:29.851824439</dc:date>
    <meta:editing-duration>PT49S</meta:editing-duration>
    <meta:editing-cycles>1</meta:editing-cycles>
    <meta:document-statistic meta:table-count="0" meta:image-count="0" meta:object-count="0" meta:page-count="4" meta:paragraph-count="40" meta:word-count="1410" meta:character-count="9383" meta:non-whitespace-character-count="8046"/>
    <meta:user-defined meta:name="generator">pandoc</meta:user-defined>
    <meta:user-defined meta:name="viewport">width=device-width, initial-scale=1.0, user-scalable=yes</meta:user-defined>
  </office:meta>
</office:document-meta>
</file>